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5.611cm"/>
    </style:style>
    <style:style style:name="Table1.B" style:family="table-column">
      <style:table-column-properties style:column-width="11.97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15cm" table:align="left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9.53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4.613cm"/>
    </style:style>
    <style:style style:name="Table3.B" style:family="table-column">
      <style:table-column-properties style:column-width="12.9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5.166cm"/>
    </style:style>
    <style:style style:name="Table4.B" style:family="table-column">
      <style:table-column-properties style:column-width="12.42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5.061cm"/>
    </style:style>
    <style:style style:name="Table5.B" style:family="table-column">
      <style:table-column-properties style:column-width="12.529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ee4a0"/>
    </style:style>
    <style:style style:name="P2" style:family="paragraph" style:parent-style-name="Standard">
      <style:text-properties fo:font-size="16pt" fo:font-weight="bold" officeooo:rsid="001ee4a0" officeooo:paragraph-rsid="001ee4a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ee4a0"/>
    </style:style>
    <style:style style:name="P4" style:family="paragraph" style:parent-style-name="Table_20_Contents">
      <style:text-properties officeooo:paragraph-rsid="001ee4a0"/>
    </style:style>
    <style:style style:name="T1" style:family="text">
      <style:text-properties fo:font-size="16pt" fo:font-weight="bold" officeooo:rsid="001ee4a0" style:font-size-asian="16pt" style:font-weight-asian="bold" style:font-size-complex="16pt" style:font-weight-complex="bold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_CASE 1:</text:p>
      <text:p text:style-name="P2">Die Simulation starte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ld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se Case Name</text:span></text:p>
          </table:table-cell>
          <table:table-cell table:style-name="Table1.A1" office:value-type="string">
            <text:p text:style-name="Table_20_Contents">Simulation start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kteur(e)</text:span></text:p>
          </table:table-cell>
          <table:table-cell table:style-name="Table1.A1" office:value-type="string">
            <text:p text:style-name="Table_20_Contents">Benutz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Ziel</text:span></text:p>
          </table:table-cell>
          <table:table-cell table:style-name="Table1.A1" office:value-type="string">
            <text:p text:style-name="Table_20_Contents">Benutzer startet eine Handelssim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orbedingungen</text:span></text:p>
          </table:table-cell>
          <table:table-cell table:style-name="Table1.A1" office:value-type="string">
            <text:p text:style-name="Table_20_Contents">Benutzer ist angemeldet und die Simulation kann gestartet werd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achbedingungen</text:span></text:p>
          </table:table-cell>
          <table:table-cell table:style-name="Table1.A1" office:value-type="string">
            <text:p text:style-name="Table_20_Contents">Simulation läuft, Bot kann erstellt und Aktionen ausgeführt werd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auptablauf</text:span></text:p>
          </table:table-cell>
          <table:table-cell table:style-name="Table1.A1" office:value-type="string">
            <text:p text:style-name="Table_20_Contents">1. Benutzer klickt „Simulation starten“2. System initialisiert die Sim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ternativabläufe / Ausnahmen</text:span></text:p>
          </table:table-cell>
          <table:table-cell table:style-name="Table1.A1" office:value-type="string">
            <text:p text:style-name="Table_20_Contents">1. System kann Simulation nicht starten → Fehlermeldung</text:p>
          </table:table-cell>
        </table:table-row>
      </table:table>
      <text:p text:style-name="P1"/>
      <text:p text:style-name="P2">USE_CASE 2:</text:p>
      <text:p text:style-name="P2">Einen Bot erstellen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eld</text:p>
            </table:table-cell>
            <table:table-cell table:style-name="Table2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Use Case Name</text:span></text:p>
          </table:table-cell>
          <table:table-cell table:style-name="Table2.A1" office:value-type="string">
            <text:p text:style-name="Table_20_Contents">Bot erstell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kteur(e)</text:span></text:p>
          </table:table-cell>
          <table:table-cell table:style-name="Table2.A1" office:value-type="string">
            <text:p text:style-name="Table_20_Contents">Benutz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Ziel</text:span></text:p>
          </table:table-cell>
          <table:table-cell table:style-name="Table2.A1" office:value-type="string">
            <text:p text:style-name="Table_20_Contents">Benutzer erstellt einen Handelsbo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orbedingungen</text:span></text:p>
          </table:table-cell>
          <table:table-cell table:style-name="Table2.A1" office:value-type="string">
            <text:p text:style-name="Table_20_Contents">Simulation läuf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achbedingungen</text:span></text:p>
          </table:table-cell>
          <table:table-cell table:style-name="Table2.A1" office:value-type="string">
            <text:p text:style-name="Table_20_Contents">Bot ist erstellt und kann Aufträge platzier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auptablauf</text:span></text:p>
          </table:table-cell>
          <table:table-cell table:style-name="Table2.A1" office:value-type="string">
            <text:p text:style-name="Table_20_Contents">1. Benutzer wählt „Bot erstellen“2. System legt Bot a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lternativabläufe / Ausnahmen</text:span></text:p>
          </table:table-cell>
          <table:table-cell table:style-name="Table2.A1" office:value-type="string">
            <text:p text:style-name="Table_20_Contents">1. Bot kann nicht erstellt werden → Fehlermeldung</text:p>
          </table:table-cell>
        </table:table-row>
      </table:table>
      <text:p text:style-name="Standard"/>
      <text:p text:style-name="P2">USE_CASE 3:</text:p>
      <text:p text:style-name="P2">Eine Verkaufs oder Einkaufsorder erstellen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eld</text:p>
            </table:table-cell>
            <table:table-cell table:style-name="Table3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Use Case Name</text:span></text:p>
          </table:table-cell>
          <table:table-cell table:style-name="Table3.A1" office:value-type="string">
            <text:p text:style-name="Table_20_Contents">Order platziere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kteur(e)</text:span></text:p>
          </table:table-cell>
          <table:table-cell table:style-name="Table3.A1" office:value-type="string">
            <text:p text:style-name="Table_20_Contents">Bot (oder Benutzer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Ziel</text:span></text:p>
          </table:table-cell>
          <table:table-cell table:style-name="Table3.A1" office:value-type="string">
            <text:p text:style-name="Table_20_Contents">Bot platziert einen Kauf- oder Verkaufsauftra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orbedingungen</text:span></text:p>
          </table:table-cell>
          <table:table-cell table:style-name="Table3.A1" office:value-type="string">
            <text:p text:style-name="Table_20_Contents">Bot existiert, Simulation läuft, Benutzerkonto ist aktiv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achbedingungen</text:span></text:p>
          </table:table-cell>
          <table:table-cell table:style-name="Table3.A1" office:value-type="string">
            <text:p text:style-name="Table_20_Contents">Order wird erstellt, validiert und (falls möglich) ausgeführ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auptablauf</text:span></text:p>
          </table:table-cell>
          <table:table-cell table:style-name="Table3.A1" office:value-type="string">
            <text:p text:style-name="P4">1. Bot wählt „Order platzieren“</text:p>
            <text:p text:style-name="P4">2. System <text:span text:style-name="Strong_20_Emphasis">prüft Kontostand</text:span> (<text:span text:style-name="Source_20_Text">include</text:span>)</text:p>
            <text:p text:style-name="P4">3. System <text:span text:style-name="Strong_20_Emphasis">validiert Order</text:span> (<text:span text:style-name="Source_20_Text">include</text:span>)</text:p>
            <text:p text:style-name="P4">4. System führt Order au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lternativabläufe / Ausnahmen</text:span></text:p>
          </table:table-cell>
          <table:table-cell table:style-name="Table3.A1" office:value-type="string">
            <text:p text:style-name="Table_20_Contents">1. Kontostand unzureichend → Order abgelehnt2. Order ungültig → Fehlermeldu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clude / Extend</text:span></text:p>
          </table:table-cell>
          <table:table-cell table:style-name="Table3.A1" office:value-type="string">
            <text:p text:style-name="Table_20_Contents">Include: Kontostand prüfen, Order validierenExtend: Kauf oder Verkauf (Buy/Sell)</text:p>
          </table:table-cell>
        </table:table-row>
      </table:table>
      <text:p text:style-name="P3"><text:span text:style-name="T1"/></text:p>
      <text:p text:style-name="P3"><text:soft-page-break/><text:span text:style-name="T1">USE_CASE 4:</text:span></text:p>
      <text:p text:style-name="P2">Kaufen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eld</text:p>
            </table:table-cell>
            <table:table-cell table:style-name="Table4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Use Case Name</text:span></text:p>
          </table:table-cell>
          <table:table-cell table:style-name="Table4.A1" office:value-type="string">
            <text:p text:style-name="Table_20_Contents">Buy (Kaufauftrag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kteur(e)</text:span></text:p>
          </table:table-cell>
          <table:table-cell table:style-name="Table4.A1" office:value-type="string">
            <text:p text:style-name="Table_20_Contents">Bo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Ziel</text:span></text:p>
          </table:table-cell>
          <table:table-cell table:style-name="Table4.A1" office:value-type="string">
            <text:p text:style-name="Table_20_Contents">Bot kauft einen Vermögenswe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Vorbedingungen</text:span></text:p>
          </table:table-cell>
          <table:table-cell table:style-name="Table4.A1" office:value-type="string">
            <text:p text:style-name="Table_20_Contents">Order platzieren ist möglich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achbedingungen</text:span></text:p>
          </table:table-cell>
          <table:table-cell table:style-name="Table4.A1" office:value-type="string">
            <text:p text:style-name="Table_20_Contents">Kauforder wird ausgefüh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auptablauf</text:span></text:p>
          </table:table-cell>
          <table:table-cell table:style-name="Table4.A1" office:value-type="string">
            <text:p text:style-name="P4">1. Bot wählt Kaufoption</text:p>
            <text:p text:style-name="P4">2. System prüft Kontostand und validiert Order</text:p>
            <text:p text:style-name="P4">3. Kauf wird ausgefüh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lternativabläufe / Ausnahmen</text:span></text:p>
          </table:table-cell>
          <table:table-cell table:style-name="Table4.A1" office:value-type="string">
            <text:p text:style-name="Table_20_Contents">Siehe Order platzieren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clude / Extend</text:span></text:p>
          </table:table-cell>
          <table:table-cell table:style-name="Table4.A1" office:value-type="string">
            <text:p text:style-name="Table_20_Contents">Generalisierung von „Order platzieren“</text:p>
          </table:table-cell>
        </table:table-row>
      </table:table>
      <text:p text:style-name="Standard"/>
      <text:p text:style-name="Standard"/>
      <text:p text:style-name="P2">USE_CASE 5:</text:p>
      <text:p text:style-name="P2">Verkaufen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eld</text:p>
            </table:table-cell>
            <table:table-cell table:style-name="Table5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Use Case Name</text:span></text:p>
          </table:table-cell>
          <table:table-cell table:style-name="Table5.A1" office:value-type="string">
            <text:p text:style-name="Table_20_Contents">Sell (Verkaufsauftrag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kteur(e)</text:span></text:p>
          </table:table-cell>
          <table:table-cell table:style-name="Table5.A1" office:value-type="string">
            <text:p text:style-name="Table_20_Contents">Bo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Ziel</text:span></text:p>
          </table:table-cell>
          <table:table-cell table:style-name="Table5.A1" office:value-type="string">
            <text:p text:style-name="Table_20_Contents">Bot verkauft einen Vermögenswe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Vorbedingungen</text:span></text:p>
          </table:table-cell>
          <table:table-cell table:style-name="Table5.A1" office:value-type="string">
            <text:p text:style-name="Table_20_Contents">Order platzieren ist möglich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Nachbedingungen</text:span></text:p>
          </table:table-cell>
          <table:table-cell table:style-name="Table5.A1" office:value-type="string">
            <text:p text:style-name="Table_20_Contents">Verkaufsorder wird ausgefüh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Hauptablauf</text:span></text:p>
          </table:table-cell>
          <table:table-cell table:style-name="Table5.A1" office:value-type="string">
            <text:p text:style-name="P4">1. Bot wählt Verkaufoption</text:p>
            <text:p text:style-name="P4">2. System prüft Kontostand und validiert Order</text:p>
            <text:p text:style-name="P4">3. Verkauf wird ausgefüh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lternativabläufe / Ausnahmen</text:span></text:p>
          </table:table-cell>
          <table:table-cell table:style-name="Table5.A1" office:value-type="string">
            <text:p text:style-name="Table_20_Contents">Siehe Order platzieren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clude / Extend</text:span></text:p>
          </table:table-cell>
          <table:table-cell table:style-name="Table5.A1" office:value-type="string">
            <text:p text:style-name="Table_20_Contents">Generalisierung von „Order platzieren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1:07:39.622997005</meta:creation-date>
    <dc:date>2026-01-07T02:40:00.050369008</dc:date>
    <meta:editing-duration>PT1H32M19S</meta:editing-duration>
    <meta:editing-cycles>3</meta:editing-cycles>
    <meta:generator>LibreOffice/7.4.7.2$Linux_X86_64 LibreOffice_project/40$Build-2</meta:generator>
    <meta:document-statistic meta:table-count="5" meta:image-count="0" meta:object-count="0" meta:page-count="2" meta:paragraph-count="103" meta:word-count="309" meta:character-count="2310" meta:non-whitespace-character-count="2104"/>
  </office:meta>
</office:document-meta>
</file>